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language="es" fo:country="ES" officeooo:rsid="0016d715" officeooo:paragraph-rsid="0016d715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es" fo:country="ES" officeooo:rsid="00160f6e" officeooo:paragraph-rsid="00160f6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fo:language="es" fo:country="ES" fo:font-weight="bold" officeooo:rsid="001ae648" officeooo:paragraph-rsid="00160f6e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6d715" officeooo:paragraph-rsid="0016d715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6d715" officeooo:paragraph-rsid="001b616f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787a8" officeooo:paragraph-rsid="001787a8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d0b98" officeooo:paragraph-rsid="001d0b98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9ec5a" officeooo:paragraph-rsid="0019ec5a" style:font-size-asian="12pt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9ec5a" officeooo:paragraph-rsid="001b616f" style:font-size-asian="12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9ec5a" officeooo:paragraph-rsid="00184b42" style:font-size-asian="12pt" style:font-size-complex="12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f6b3c" officeooo:paragraph-rsid="001f6b3c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84b42" officeooo:paragraph-rsid="001b616f" style:font-size-asian="12pt" style:font-size-complex="12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84b42" officeooo:paragraph-rsid="001e0e83" style:font-size-asian="12pt" style:font-size-complex="12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84b42" officeooo:paragraph-rsid="00184b42" style:font-size-asian="12pt" style:font-size-complex="12pt"/>
    </style:style>
    <style:style style:name="T1" style:family="text">
      <style:text-properties officeooo:rsid="001787a8"/>
    </style:style>
    <style:style style:name="T2" style:family="text">
      <style:text-properties officeooo:rsid="001f6b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DICE</text:p>
      <text:p text:style-name="P2"/>
      <text:list xml:id="list2261733815" text:style-name="L1">
        <text:list-item>
          <text:p text:style-name="P4">Introducción</text:p>
          <text:list>
            <text:list-item>
              <text:p text:style-name="P6">Motivación</text:p>
            </text:list-item>
            <text:list-item>
              <text:p text:style-name="P6">Objetivos</text:p>
            </text:list-item>
            <text:list-item>
              <text:p text:style-name="P6">Estructura del trabajo</text:p>
              <text:p text:style-name="P6"/>
            </text:list-item>
          </text:list>
        </text:list-item>
        <text:list-item>
          <text:p text:style-name="P7">Marco teórico <text:span text:style-name="T2">y estado del arte</text:span></text:p>
          <text:list>
            <text:list-item>
              <text:p text:style-name="P8">Sistemas en tiempo real</text:p>
            </text:list-item>
            <text:list-item>
              <text:p text:style-name="P8">Tiempo real distribuido</text:p>
            </text:list-item>
            <text:list-item>
              <text:p text:style-name="P11">ROS</text:p>
              <text:list>
                <text:list-item>
                  <text:p text:style-name="P11">Definición</text:p>
                </text:list-item>
                <text:list-item>
                  <text:p text:style-name="P11">Historia</text:p>
                </text:list-item>
                <text:list-item>
                  <text:p text:style-name="P11">Proyección futura</text:p>
                </text:list-item>
              </text:list>
            </text:list-item>
          </text:list>
          <text:p text:style-name="P11"/>
        </text:list-item>
        <text:list-item>
          <text:p text:style-name="P5">Software <text:span text:style-name="T2">empleado</text:span></text:p>
          <text:list>
            <text:list-item>
              <text:p text:style-name="P12">ROS2 y microROS</text:p>
            </text:list-item>
            <text:list-item>
              <text:p text:style-name="P13">Ubuntu 20.04</text:p>
            </text:list-item>
            <text:list-item>
              <text:p text:style-name="P9">Freertos</text:p>
            </text:list-item>
            <text:list-item>
              <text:p text:style-name="P9">DDS</text:p>
              <text:p text:style-name="P9"/>
            </text:list-item>
          </text:list>
        </text:list-item>
        <text:list-item>
          <text:p text:style-name="P4">Hardware <text:span text:style-name="T2">empleado</text:span></text:p>
          <text:list>
            <text:list-item>
              <text:p text:style-name="P14">esp32</text:p>
            </text:list-item>
            <text:list-item>
              <text:p text:style-name="P14">Asus UX430U</text:p>
              <text:p text:style-name="P10"/>
            </text:list-item>
          </text:list>
        </text:list-item>
        <text:list-item>
          <text:p text:style-name="P14">Banco de pruebas</text:p>
          <text:p text:style-name="P14"/>
        </text:list-item>
        <text:list-item>
          <text:p text:style-name="P4">Resultados</text:p>
          <text:p text:style-name="P4"/>
        </text:list-item>
        <text:list-item>
          <text:p text:style-name="P4">Conclusiones <text:span text:style-name="T1">y lineas futuras</text:span></text:p>
          <text:p text:style-name="P4"/>
        </text:list-item>
        <text:list-item>
          <text:p text:style-name="P4">Planificación temporal y presupuesto</text:p>
          <text:p text:style-name="P4"/>
        </text:list-item>
        <text:list-item>
          <text:p text:style-name="P4">Bibliografía</text:p>
          <text:p text:style-name="P4"/>
        </text:list-item>
        <text:list-item>
          <text:p text:style-name="P6">Indice de figuras y de tablas</text:p>
          <text:p text:style-name="P6"/>
        </text:list-item>
        <text:list-item>
          <text:p text:style-name="P6">Acrónimos</text:p>
          <text:p text:style-name="P6"/>
        </text:list-item>
        <text:list-item>
          <text:p text:style-name="P6">Anexo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9:45:08.565034479</meta:creation-date>
    <dc:date>2021-09-29T08:38:44.102153816</dc:date>
    <meta:editing-duration>P1DT10H8M4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87" meta:character-count="466" meta:non-whitespace-character-count="434"/>
  </office:meta>
</office:document-meta>
</file>